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1" svg:font-family="Arial1"/>
    <style:font-face style:name="Times New Roman1" svg:font-family="'Times New Roman'"/>
    <style:font-face style:name="Arial3" svg:font-family="Arial" style:font-family-generic="modern"/>
    <style:font-face style:name="Arial1" svg:font-family="Arial1" style:font-family-generic="modern"/>
    <style:font-face style:name="돋움" svg:font-family="돋움" style:font-family-generic="modern"/>
    <style:font-face style:name="Times New Roman" svg:font-family="'Times New Roman'" style:font-family-generic="roman"/>
    <style:font-face style:name="Arial2" svg:font-family="Arial" style:font-family-generic="swiss"/>
    <style:font-face style:name="Arial12" svg:font-family="Arial1" style:font-family-generic="swiss"/>
    <style:font-face style:name="Arial111" svg:font-family="Arial111" style:font-family-generic="swiss"/>
    <style:font-face style:name="새굴림" svg:font-family="새굴림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8.128cm"/>
    </style:style>
    <style:style style:name="co3" style:family="table-column">
      <style:table-column-properties fo:break-before="auto" style:column-width="4.40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fo:wrap-option="wrap"/>
      <style:text-properties style:font-name="새굴림" style:font-name-asian="새굴림"/>
    </style:style>
    <style:style style:name="ce2" style:family="table-cell" style:parent-style-name="Default" style:data-style-name="N100">
      <style:table-cell-properties style:glyph-orientation-vertical="0" fo:background-color="#c0c0c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새굴림" fo:font-size="11pt" fo:font-style="normal" fo:text-shadow="none" style:text-underline-style="none" fo:font-weight="normal" style:font-name-asian="새굴림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" style:family="table-cell" style:parent-style-name="Normal_5f__20_75" style:data-style-name="N10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새굴림" fo:font-size="11pt" fo:font-style="normal" fo:text-shadow="none" style:text-underline-style="none" fo:font-weight="normal" style:font-name-asian="새굴림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font-name="새굴림" style:font-name-asian="새굴림"/>
    </style:style>
    <style:style style:name="ce5" style:family="table-cell" style:parent-style-name="Default">
      <style:table-cell-properties fo:background-color="#c0c0c0" fo:wrap-option="wrap"/>
      <style:text-properties style:use-window-font-color="true" style:text-outline="false" style:text-line-through-style="none" style:font-name="새굴림" fo:font-size="11pt" fo:font-style="normal" fo:text-shadow="none" style:text-underline-style="none" fo:font-weight="normal" style:font-name-asian="새굴림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6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새굴림" fo:font-size="11pt" fo:font-style="normal" fo:text-shadow="none" style:text-underline-style="none" fo:font-weight="bold" style:font-name-asian="새굴림" style:font-size-asian="11pt" style:font-style-asian="normal" style:font-weight-asian="bold" style:font-name-complex="Arial2" style:font-size-complex="11pt" style:font-style-complex="normal" style:font-weight-complex="bold"/>
    </style:style>
    <style:style style:name="ce7" style:family="table-cell" style:parent-style-name="Default">
      <style:text-properties style:font-name="새굴림" style:font-name-asian="새굴림"/>
    </style:style>
    <style:style style:name="ce8" style:family="table-cell" style:parent-style-name="Default" style:data-style-name="N100">
      <style:table-cell-properties fo:background-color="#b3b3b3" fo:wrap-option="wrap"/>
      <style:text-properties style:font-name="새굴림" fo:font-size="10pt" style:font-name-asian="새굴림" style:font-size-asian="10pt" style:font-size-complex="10pt"/>
    </style:style>
  </office:automatic-styles>
  <office:body>
    <office:spreadsheet>
      <table:table table:name="Event" table:style-name="ta1" table:print="false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number-columns-repeated="253" table:default-cell-style-name="ce4"/>
        <table:table-row table:style-name="ro1">
          <table:table-cell table:style-name="ce1" office:value-type="string">
            <text:p>::Id::</text:p>
          </table:table-cell>
          <table:table-cell table:style-name="ce1" office:value-type="string">
            <text:p>::en::</text:p>
          </table:table-cell>
          <table:table-cell table:style-name="ce8" office:value-type="string">
            <text:p>::KR::</text:p>
          </table:table-cell>
          <table:table-cell table:number-columns-repeated="253"/>
        </table:table-row>
        <table:table-row table:style-name="ro2">
          <table:table-cell table:style-name="ce2"/>
          <table:table-cell table:style-name="ce5"/>
          <table:table-cell table:style-name="ce2"/>
          <table:table-cell table:number-columns-repeated="253"/>
        </table:table-row>
        <table:table-row table:style-name="ro1">
          <table:table-cell table:style-name="ce3" office:value-type="string">
            <text:p>Data1</text:p>
          </table:table-cell>
          <table:table-cell table:number-columns-repeated="2" table:style-name="ce6" office:value-type="string">
            <text:p>Scene(001)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Data2</text:p>
          </table:table-cell>
          <table:table-cell table:number-columns-repeated="2" table:style-name="ce6" office:value-type="string">
            <text:p>Map(100)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Data3</text:p>
          </table:table-cell>
          <table:table-cell table:number-columns-repeated="2" table:style-name="ce6" office:value-type="string">
            <text:p>Cinema(000,000)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Data4</text:p>
          </table:table-cell>
          <table:table-cell table:number-columns-repeated="2" table:style-name="ce6" office:value-type="string">
            <text:p>Cinema(001,000)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Data5</text:p>
          </table:table-cell>
          <table:table-cell table:number-columns-repeated="2" table:style-name="ce6" office:value-type="string">
            <text:p>Cinema(002,000)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Data6</text:p>
          </table:table-cell>
          <table:table-cell table:number-columns-repeated="2" table:style-name="ce6" office:value-type="string">
            <text:p>Prologue(000)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Data7</text:p>
          </table:table-cell>
          <table:table-cell table:number-columns-repeated="2" table:style-name="ce6" office:value-type="string">
            <text:p>Map(202)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Data8</text:p>
          </table:table-cell>
          <table:table-cell table:number-columns-repeated="2" table:style-name="ce6" office:value-type="string">
            <text:p>Cinema(003,000)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Data9</text:p>
          </table:table-cell>
          <table:table-cell table:style-name="Default" table:number-columns-repeated="2"/>
          <table:table-cell table:number-columns-repeated="253"/>
        </table:table-row>
        <table:table-row table:style-name="ro1">
          <table:table-cell table:style-name="ce3" office:value-type="string">
            <text:p>Data10</text:p>
          </table:table-cell>
          <table:table-cell table:style-name="Default" table:number-columns-repeated="2"/>
          <table:table-cell table:number-columns-repeated="253"/>
        </table:table-row>
        <table:table-row table:style-name="ro1">
          <table:table-cell table:style-name="ce3" office:value-type="string">
            <text:p>Data11</text:p>
          </table:table-cell>
          <table:table-cell table:number-columns-repeated="2" table:style-name="ce6" office:value-type="string">
            <text:p>Scene(002)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Data12</text:p>
          </table:table-cell>
          <table:table-cell table:number-columns-repeated="2" table:style-name="ce6" office:value-type="string">
            <text:p>Cinema(004,000)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Data13</text:p>
          </table:table-cell>
          <table:table-cell table:style-name="ce6" table:number-columns-repeated="2"/>
          <table:table-cell table:number-columns-repeated="253"/>
        </table:table-row>
        <table:table-row table:style-name="ro1">
          <table:table-cell table:style-name="ce3" office:value-type="string">
            <text:p>Data14</text:p>
          </table:table-cell>
          <table:table-cell table:style-name="ce7" table:number-columns-repeated="2"/>
          <table:table-cell table:number-columns-repeated="253"/>
        </table:table-row>
        <table:table-row table:style-name="ro1">
          <table:table-cell table:style-name="ce3" office:value-type="string">
            <text:p>Data15</text:p>
          </table:table-cell>
          <table:table-cell table:number-columns-repeated="2" table:style-name="ce6" office:value-type="string">
            <text:p>Scene(003)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Data16</text:p>
          </table:table-cell>
          <table:table-cell table:number-columns-repeated="2" table:style-name="ce6" office:value-type="string">
            <text:p>Cinema(005,000)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Data17</text:p>
          </table:table-cell>
          <table:table-cell table:number-columns-repeated="2" table:style-name="ce6" office:value-type="string">
            <text:p>Map(801)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Data18</text:p>
          </table:table-cell>
          <table:table-cell table:number-columns-repeated="2" table:style-name="ce6" office:value-type="string">
            <text:p>Cinema(006,000)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Data19</text:p>
          </table:table-cell>
          <table:table-cell table:number-columns-repeated="2" table:style-name="ce6" office:value-type="string">
            <text:p>Locate(0050,0240)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Data20</text:p>
          </table:table-cell>
          <table:table-cell table:style-name="ce6" table:number-columns-repeated="2"/>
          <table:table-cell table:number-columns-repeated="253"/>
        </table:table-row>
        <table:table-row table:style-name="ro1">
          <table:table-cell table:style-name="ce3" office:value-type="string">
            <text:p>Data21</text:p>
          </table:table-cell>
          <table:table-cell table:style-name="ce6" table:number-columns-repeated="2"/>
          <table:table-cell table:number-columns-repeated="253"/>
        </table:table-row>
        <table:table-row table:style-name="ro1">
          <table:table-cell table:style-name="ce3" office:value-type="string">
            <text:p>Data22</text:p>
          </table:table-cell>
          <table:table-cell table:number-columns-repeated="2" table:style-name="ce6" office:value-type="string">
            <text:p>Scene(004)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Data23</text:p>
          </table:table-cell>
          <table:table-cell table:number-columns-repeated="2" table:style-name="ce6" office:value-type="string">
            <text:p>Cinema(007,000)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Data24</text:p>
          </table:table-cell>
          <table:table-cell table:number-columns-repeated="255"/>
        </table:table-row>
        <table:table-row table:style-name="ro1">
          <table:table-cell table:style-name="ce3" office:value-type="string">
            <text:p>Data25</text:p>
          </table:table-cell>
          <table:table-cell table:number-columns-repeated="2" table:style-name="ce6" office:value-type="string">
            <text:p>Scene(005)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Data26</text:p>
          </table:table-cell>
          <table:table-cell table:number-columns-repeated="2" table:style-name="ce6" office:value-type="string">
            <text:p>Cinema(008,000)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Data27</text:p>
          </table:table-cell>
          <table:table-cell table:number-columns-repeated="2" table:style-name="ce6" office:value-type="string">
            <text:p>Prologue(001)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Data28</text:p>
          </table:table-cell>
          <table:table-cell table:number-columns-repeated="2" table:style-name="ce6" office:value-type="string">
            <text:p>Cinema(009,000)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Data29</text:p>
          </table:table-cell>
          <table:table-cell table:number-columns-repeated="2" table:style-name="ce6" office:value-type="string">
            <text:p>Cinema(010,000)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Data30</text:p>
          </table:table-cell>
          <table:table-cell table:number-columns-repeated="2" table:style-name="ce6" office:value-type="string">
            <text:p>Map(801)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Data31</text:p>
          </table:table-cell>
          <table:table-cell table:number-columns-repeated="2" table:style-name="ce6" office:value-type="string">
            <text:p>Locate(0050,0240)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Data32</text:p>
          </table:table-cell>
          <table:table-cell table:number-columns-repeated="255"/>
        </table:table-row>
        <table:table-row table:style-name="ro1">
          <table:table-cell table:style-name="ce3" office:value-type="string">
            <text:p>Data33</text:p>
          </table:table-cell>
          <table:table-cell table:number-columns-repeated="2" table:style-name="ce6" office:value-type="string">
            <text:p>Scene(006)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Data34</text:p>
          </table:table-cell>
          <table:table-cell table:number-columns-repeated="2" table:style-name="ce6" office:value-type="string">
            <text:p>Talk(002,012)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Data35</text:p>
          </table:table-cell>
          <table:table-cell table:style-name="Default" table:number-columns-repeated="2"/>
          <table:table-cell table:number-columns-repeated="253"/>
        </table:table-row>
        <table:table-row table:style-name="ro1">
          <table:table-cell table:style-name="ce3" office:value-type="string">
            <text:p>Data36</text:p>
          </table:table-cell>
          <table:table-cell table:number-columns-repeated="255"/>
        </table:table-row>
        <table:table-row table:style-name="ro1">
          <table:table-cell table:style-name="ce3" office:value-type="string">
            <text:p>Data37</text:p>
          </table:table-cell>
          <table:table-cell table:number-columns-repeated="2" table:style-name="ce6" office:value-type="string">
            <text:p>Scene(007)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Data38</text:p>
          </table:table-cell>
          <table:table-cell table:number-columns-repeated="2" table:style-name="ce6" office:value-type="string">
            <text:p>Cinema(011,000)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Data39</text:p>
          </table:table-cell>
          <table:table-cell table:style-name="ce6" table:number-columns-repeated="2"/>
          <table:table-cell table:number-columns-repeated="253"/>
        </table:table-row>
        <table:table-row table:style-name="ro1">
          <table:table-cell table:style-name="ce3" office:value-type="string">
            <text:p>Data40</text:p>
          </table:table-cell>
          <table:table-cell table:style-name="ce6" table:number-columns-repeated="2"/>
          <table:table-cell table:number-columns-repeated="253"/>
        </table:table-row>
        <table:table-row table:style-name="ro1">
          <table:table-cell table:style-name="ce3" office:value-type="string">
            <text:p>Data41</text:p>
          </table:table-cell>
          <table:table-cell table:number-columns-repeated="2" table:style-name="ce6" office:value-type="string">
            <text:p>Scene(008)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Data42</text:p>
          </table:table-cell>
          <table:table-cell table:number-columns-repeated="2" table:style-name="ce6" office:value-type="string">
            <text:p>Talk(003,004)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Data43</text:p>
          </table:table-cell>
          <table:table-cell table:number-columns-repeated="255"/>
        </table:table-row>
        <table:table-row table:style-name="ro1">
          <table:table-cell table:style-name="ce3" office:value-type="string">
            <text:p>Data44</text:p>
          </table:table-cell>
          <table:table-cell table:number-columns-repeated="2" table:style-name="ce6" office:value-type="string">
            <text:p>Scene(009)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Data45</text:p>
          </table:table-cell>
          <table:table-cell table:number-columns-repeated="2" table:style-name="ce6" office:value-type="string">
            <text:p>Talk(003,005)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Data46</text:p>
          </table:table-cell>
          <table:table-cell table:number-columns-repeated="255"/>
        </table:table-row>
        <table:table-row table:style-name="ro1">
          <table:table-cell table:style-name="ce3" office:value-type="string">
            <text:p>Data47</text:p>
          </table:table-cell>
          <table:table-cell table:number-columns-repeated="2" table:style-name="ce6" office:value-type="string">
            <text:p>Scene(010)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Data48</text:p>
          </table:table-cell>
          <table:table-cell table:number-columns-repeated="2" table:style-name="ce6" office:value-type="string">
            <text:p>Cinema(012,000)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Data49</text:p>
          </table:table-cell>
          <table:table-cell table:style-name="Default" table:number-columns-repeated="2"/>
          <table:table-cell table:number-columns-repeated="253"/>
        </table:table-row>
        <table:table-row table:style-name="ro1">
          <table:table-cell table:style-name="ce3" office:value-type="string">
            <text:p>Data50</text:p>
          </table:table-cell>
          <table:table-cell table:style-name="ce6" table:number-columns-repeated="2"/>
          <table:table-cell table:number-columns-repeated="253"/>
        </table:table-row>
        <table:table-row table:style-name="ro1">
          <table:table-cell table:style-name="ce3" office:value-type="string">
            <text:p>Data51</text:p>
          </table:table-cell>
          <table:table-cell table:number-columns-repeated="2" table:style-name="ce6" office:value-type="string">
            <text:p>Scene(011)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Data52</text:p>
          </table:table-cell>
          <table:table-cell table:number-columns-repeated="2" table:style-name="ce6" office:value-type="string">
            <text:p>Talk(003,013)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Data53</text:p>
          </table:table-cell>
          <table:table-cell table:number-columns-repeated="255"/>
        </table:table-row>
        <table:table-row table:style-name="ro1">
          <table:table-cell table:style-name="ce3" office:value-type="string">
            <text:p>Data54</text:p>
          </table:table-cell>
          <table:table-cell table:number-columns-repeated="2" table:style-name="ce6" office:value-type="string">
            <text:p>Scene(012)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Data55</text:p>
          </table:table-cell>
          <table:table-cell table:number-columns-repeated="2" table:style-name="ce6" office:value-type="string">
            <text:p>Talk(004,000)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Data56</text:p>
          </table:table-cell>
          <table:table-cell table:number-columns-repeated="255"/>
        </table:table-row>
        <table:table-row table:style-name="ro1">
          <table:table-cell table:style-name="ce3" office:value-type="string">
            <text:p>Data57</text:p>
          </table:table-cell>
          <table:table-cell table:number-columns-repeated="2" table:style-name="ce6" office:value-type="string">
            <text:p>Scene(013)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Data58</text:p>
          </table:table-cell>
          <table:table-cell table:number-columns-repeated="2" table:style-name="ce6" office:value-type="string">
            <text:p>Talk(004,001)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Data59</text:p>
          </table:table-cell>
          <table:table-cell table:style-name="Default" table:number-columns-repeated="2"/>
          <table:table-cell table:number-columns-repeated="253"/>
        </table:table-row>
        <table:table-row table:style-name="ro1">
          <table:table-cell table:style-name="ce3" office:value-type="string">
            <text:p>Data60</text:p>
          </table:table-cell>
          <table:table-cell table:number-columns-repeated="2" table:style-name="ce6" office:value-type="string">
            <text:p>Scene(014)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Data61</text:p>
          </table:table-cell>
          <table:table-cell table:number-columns-repeated="2" table:style-name="ce6" office:value-type="string">
            <text:p>Cinema(013,000)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Data62</text:p>
          </table:table-cell>
          <table:table-cell table:number-columns-repeated="255"/>
        </table:table-row>
        <table:table-row table:style-name="ro1">
          <table:table-cell table:style-name="ce3" office:value-type="string">
            <text:p>Data63</text:p>
          </table:table-cell>
          <table:table-cell table:number-columns-repeated="2" table:style-name="ce6" office:value-type="string">
            <text:p>End</text:p>
          </table:table-cell>
          <table:table-cell table:number-columns-repeated="253"/>
        </table:table-row>
        <table:table-row table:style-name="ro2" table:number-rows-repeated="65470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>
        <table:named-expression table:name="Excel_BuiltIn__FilterDatabase_1" table:base-cell-address="$Event.$A$1" table:expression="$#REF!.$A$3:$K$27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1" svg:font-family="Arial1"/>
    <style:font-face style:name="Times New Roman1" svg:font-family="'Times New Roman'"/>
    <style:font-face style:name="Arial3" svg:font-family="Arial" style:font-family-generic="modern"/>
    <style:font-face style:name="Arial1" svg:font-family="Arial1" style:font-family-generic="modern"/>
    <style:font-face style:name="돋움" svg:font-family="돋움" style:font-family-generic="modern"/>
    <style:font-face style:name="Times New Roman" svg:font-family="'Times New Roman'" style:font-family-generic="roman"/>
    <style:font-face style:name="Arial2" svg:font-family="Arial" style:font-family-generic="swiss"/>
    <style:font-face style:name="Arial12" svg:font-family="Arial1" style:font-family-generic="swiss"/>
    <style:font-face style:name="Arial111" svg:font-family="Arial111" style:font-family-generic="swiss"/>
    <style:font-face style:name="새굴림" svg:font-family="새굴림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number-style style:name="N150P0" style:volatile="true">
      <number:number number:decimal-places="0" number:min-integer-digits="1" number:grouping="true"/>
      <number:text> €</number:text>
    </number:number-style>
    <number:number-style style:name="N150">
      <number:text>-</number:text>
      <number:number number:decimal-places="0" number:min-integer-digits="1" number:grouping="true"/>
      <number:text> €</number:text>
      <style:map style:condition="value()&gt;=0" style:apply-style-name="N150P0"/>
    </number:number-style>
    <number:number-style style:name="N151P0" style:volatile="true">
      <number:number number:decimal-places="0" number:min-integer-digits="1" number:grouping="true"/>
      <number:text> €</number:text>
    </number:number-style>
    <number:number-style style:name="N15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1P0"/>
    </number:number-style>
    <number:number-style style:name="N153P0" style:volatile="true">
      <number:number number:decimal-places="2" number:min-integer-digits="1" number:grouping="true"/>
      <number:text> €</number:text>
    </number:number-style>
    <number:number-style style:name="N153">
      <number:text>-</number:text>
      <number:number number:decimal-places="2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2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4P0"/>
    </number:number-style>
    <number:number-style style:name="N158P0" style:volatile="true">
      <number:number number:decimal-places="0" number:min-integer-digits="1" number:grouping="true"/>
      <number:text>    </number:text>
    </number:number-style>
    <number:number-style style:name="N158P1" style:volatile="true">
      <number:text>-</number:text>
      <number:number number:decimal-places="0" number:min-integer-digits="1" number:grouping="true"/>
      <number:text>    </number:text>
    </number:number-style>
    <number:number-style style:name="N158P2" style:volatile="true">
      <number:text> -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0" number:min-integer-digits="1" number:grouping="true"/>
      <number:text> € </number:text>
    </number:number-style>
    <number:number-style style:name="N162P1" style:volatile="true">
      <number:text>-</number:text>
      <number:number number:decimal-places="0" number:min-integer-digits="1" number:grouping="true"/>
      <number:text> € </number:text>
    </number:number-style>
    <number:number-style style:name="N162P2" style:volatile="true">
      <number:text> -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2" number:min-integer-digits="1" number:grouping="true"/>
      <number:text>    </number:text>
    </number:number-style>
    <number:number-style style:name="N166P1" style:volatile="true">
      <number:text>-</number:text>
      <number:number number:decimal-places="2" number:min-integer-digits="1" number:grouping="true"/>
      <number:text>    </number:text>
    </number:number-style>
    <number:number-style style:name="N166P2" style:volatile="true">
      <number:text> -</number:text>
      <number:number number:decimal-places="0" number:min-integer-digits="0"/>
      <number:text>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€ </number:text>
    </number:number-style>
    <number:number-style style:name="N170P1" style:volatile="true">
      <number:text>-</number:text>
      <number:number number:decimal-places="2" number:min-integer-digits="1" number:grouping="true"/>
      <number:text> € </number:text>
    </number:number-style>
    <number:number-style style:name="N170P2" style:volatile="true">
      <number:text> -</number:text>
      <number:number number:decimal-places="0" number:min-integer-digits="0"/>
      <number:text> €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time-style style:name="N171">
      <number:minutes number:style="long"/>
      <number:text>:</number:text>
      <number:seconds number:style="long"/>
    </number:time-style>
    <number:time-style style:name="N17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3">
      <number:minutes number:style="long"/>
      <number:text>:</number:text>
      <number:seconds number:style="long" number:decimal-places="1"/>
    </number:time-style>
    <number:number-style style:name="N174">
      <number:scientific-number number:decimal-places="1" number:min-integer-digits="3" number:min-exponent-digits="1"/>
    </number:number-style>
    <number:number-style style:name="N176P0" style:volatile="true">
      <number:text>$</number:text>
      <number:number number:decimal-places="0" number:min-integer-digits="1" number:grouping="true"/>
    </number:number-style>
    <number:number-style style:name="N176">
      <number:text>-$</number:text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text>$</number:text>
      <number:number number:decimal-places="0" number:min-integer-digits="1" number:grouping="true"/>
    </number:number-style>
    <number:number-style style:name="N177">
      <style:text-properties fo:color="#ff0000"/>
      <number:text>-$</number:text>
      <number:number number:decimal-places="0" number:min-integer-digits="1" number:grouping="true"/>
      <style:map style:condition="value()&gt;=0" style:apply-style-name="N177P0"/>
    </number:number-style>
    <number:number-style style:name="N179P0" style:volatile="true">
      <number:text>$</number:text>
      <number:number number:decimal-places="2" number:min-integer-digits="1" number:grouping="true"/>
    </number:number-style>
    <number:number-style style:name="N179">
      <number:text>-$</number:text>
      <number:number number:decimal-places="2" number:min-integer-digits="1" number:grouping="true"/>
      <style:map style:condition="value()&gt;=0" style:apply-style-name="N179P0"/>
    </number:number-style>
    <number:number-style style:name="N180P0" style:volatile="true">
      <number:text>$</number:text>
      <number:number number:decimal-places="2" number:min-integer-digits="1" number:grouping="true"/>
    </number:number-style>
    <number:number-style style:name="N180">
      <style:text-properties fo:color="#ff0000"/>
      <number:text>-$</number:text>
      <number:number number:decimal-places="2" number:min-integer-digits="1" number:grouping="true"/>
      <style:map style:condition="value()&gt;=0" style:apply-style-name="N180P0"/>
    </number:number-style>
    <number:number-style style:name="N184P0" style:volatile="true">
      <number:text> $</number:text>
      <number:number number:decimal-places="0" number:min-integer-digits="1" number:grouping="true"/>
      <number:text> </number:text>
    </number:number-style>
    <number:number-style style:name="N184P1" style:volatile="true">
      <number:text>-$</number:text>
      <number:number number:decimal-places="0" number:min-integer-digits="1" number:grouping="true"/>
      <number:text> </number:text>
    </number:number-style>
    <number:number-style style:name="N184P2" style:volatile="true">
      <number:text> $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0" number:min-integer-digits="1" number:grouping="true"/>
      <number:text> </number:text>
    </number:number-style>
    <number:number-style style:name="N188P1" style:volatile="true">
      <number:text>-</number:text>
      <number:number number:decimal-places="0" number:min-integer-digits="1" number:grouping="true"/>
      <number:text> </number:text>
    </number:number-style>
    <number:number-style style:name="N188P2" style:volatile="true">
      <number:text> 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text> $</number:text>
      <number:number number:decimal-places="2" number:min-integer-digits="1" number:grouping="true"/>
      <number:text> </number:text>
    </number:number-style>
    <number:number-style style:name="N192P1" style:volatile="true">
      <number:text>-$</number:text>
      <number:number number:decimal-places="2" number:min-integer-digits="1" number:grouping="true"/>
      <number:text> </number:text>
    </number:number-style>
    <number:number-style style:name="N192P2" style:volatile="true">
      <number:text> $-</number:text>
      <number:number number: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2" number:min-integer-digits="1" number:grouping="true"/>
      <number:text> </number:text>
    </number:number-style>
    <number:number-style style:name="N196P1" style:volatile="true">
      <number:text>-</number:text>
      <number:number number:decimal-places="2" number:min-integer-digits="1" number:grouping="true"/>
      <number:text> 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￥</number:text>
      <number:number number:decimal-places="0" number:min-integer-digits="1" number:grouping="true"/>
    </number:number-style>
    <number:number-style style:name="N198">
      <number:text>￥-</number:text>
      <number:number number:decimal-places="0" number:min-integer-digits="1" number:grouping="true"/>
      <style:map style:condition="value()&gt;=0" style:apply-style-name="N198P0"/>
    </number:number-style>
    <number:number-style style:name="N199P0" style:volatile="true">
      <number:text>￥</number:text>
      <number:number number:decimal-places="0" number:min-integer-digits="1" number:grouping="true"/>
    </number:number-style>
    <number:number-style style:name="N199">
      <style:text-properties fo:color="#ff0000"/>
      <number:text>￥-</number:text>
      <number:number number:decimal-places="0" number:min-integer-digits="1" number:grouping="true"/>
      <style:map style:condition="value()&gt;=0" style:apply-style-name="N199P0"/>
    </number:number-style>
    <number:number-style style:name="N201P0" style:volatile="true">
      <number:text>￥</number:text>
      <number:number number:decimal-places="2" number:min-integer-digits="1" number:grouping="true"/>
    </number:number-style>
    <number:number-style style:name="N201">
      <number:text>￥-</number:text>
      <number:number number:decimal-places="2" number:min-integer-digits="1" number:grouping="true"/>
      <style:map style:condition="value()&gt;=0" style:apply-style-name="N201P0"/>
    </number:number-style>
    <number:number-style style:name="N202P0" style:volatile="true">
      <number:text>￥</number:text>
      <number:number number:decimal-places="2" number:min-integer-digits="1" number:grouping="true"/>
    </number:number-style>
    <number:number-style style:name="N202">
      <style:text-properties fo:color="#ff0000"/>
      <number:text>￥-</number:text>
      <number:number number:decimal-places="2" number:min-integer-digits="1" number:grouping="true"/>
      <style:map style:condition="value()&gt;=0" style:apply-style-name="N202P0"/>
    </number:number-style>
    <number:number-style style:name="N206P0" style:volatile="true">
      <number:text> ￥</number:text>
      <number:number number:decimal-places="0" number:min-integer-digits="1" number:grouping="true"/>
      <number:text> </number:text>
    </number:number-style>
    <number:number-style style:name="N206P1" style:volatile="true">
      <number:text> ￥-</number:text>
      <number:number number:decimal-places="0" number:min-integer-digits="1" number:grouping="true"/>
      <number:text> </number:text>
    </number:number-style>
    <number:number-style style:name="N206P2" style:volatile="true">
      <number:text> ￥-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number number:decimal-places="0" number:min-integer-digits="1" number:grouping="true"/>
      <number:text> </number:text>
    </number:number-style>
    <number:number-style style:name="N208P1" style:volatile="true">
      <number:text> -</number:text>
      <number:number number:decimal-places="0" number:min-integer-digits="1" number:grouping="true"/>
      <number:text> </number:text>
    </number:number-style>
    <number:number-style style:name="N208P2" style:volatile="true">
      <number:text> -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text> ￥</number:text>
      <number:number number:decimal-places="2" number:min-integer-digits="1" number:grouping="true"/>
      <number:text> </number:text>
    </number:number-style>
    <number:number-style style:name="N212P1" style:volatile="true">
      <number:text> ￥-</number:text>
      <number:number number:decimal-places="2" number:min-integer-digits="1" number:grouping="true"/>
      <number:text> </number:text>
    </number:number-style>
    <number:number-style style:name="N212P2" style:volatile="true">
      <number:text> ￥-</number:text>
      <number:number number: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2" number:min-integer-digits="1" number:grouping="true"/>
      <number:text> </number:text>
    </number:number-style>
    <number:number-style style:name="N214P1" style:volatile="true">
      <number:text> -</number:text>
      <number:number number:decimal-places="2" number:min-integer-digits="1" number:grouping="true"/>
      <number:text> </number:text>
    </number:number-style>
    <number:number-style style:name="N214P2" style:volatile="true">
      <number:text> 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$</number:text>
      <number:number number:decimal-places="0" number:min-integer-digits="1" number:grouping="true"/>
      <number:text> </number:text>
    </number:number-style>
    <number:number-style style:name="N216">
      <number:text>($</number:text>
      <number:number number:decimal-places="0" number:min-integer-digits="1" number:grouping="true"/>
      <number:text>)</number:text>
      <style:map style:condition="value()&gt;=0" style:apply-style-name="N216P0"/>
    </number:number-style>
    <number:number-style style:name="N217P0" style:volatile="true">
      <number:text>$</number:text>
      <number:number number:decimal-places="0" number:min-integer-digits="1" number:grouping="true"/>
      <number:text> </number:text>
    </number:number-style>
    <number:number-style style:name="N2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17P0"/>
    </number:number-style>
    <number:number-style style:name="N219P0" style:volatile="true">
      <number:text>$</number:text>
      <number:number number:decimal-places="2" number:min-integer-digits="1" number:grouping="true"/>
      <number:text> </number:text>
    </number:number-style>
    <number:number-style style:name="N219">
      <number:text>($</number:text>
      <number:number number:decimal-places="2" number:min-integer-digits="1" number:grouping="true"/>
      <number:text>)</number:text>
      <style:map style:condition="value()&gt;=0" style:apply-style-name="N219P0"/>
    </number:number-style>
    <number:number-style style:name="N220P0" style:volatile="true">
      <number:text>$</number:text>
      <number:number number:decimal-places="2" number:min-integer-digits="1" number:grouping="true"/>
      <number:text> </number:text>
    </number:number-style>
    <number:number-style style:name="N2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20P0"/>
    </number:number-style>
    <number:number-style style:name="N222P0" style:volatile="true">
      <number:text> $</number:text>
      <number:number number:decimal-places="0" number:min-integer-digits="1" number:grouping="true"/>
      <number:text> </number:text>
    </number:number-style>
    <number:number-style style:name="N222P1" style:volatile="true">
      <number:text> $(</number:text>
      <number:number number:decimal-places="0" number:min-integer-digits="1" number:grouping="true"/>
      <number:text>)</number:text>
    </number:number-style>
    <number:number-style style:name="N222P2" style:volatile="true">
      <number:text> $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4P0" style:volatile="true">
      <number:number number:decimal-places="0" number:min-integer-digits="1" number:grouping="true"/>
      <number:text> </number:text>
    </number:number-style>
    <number:number-style style:name="N224P1" style:volatile="true">
      <number:text> (</number:text>
      <number:number number:decimal-places="0" number:min-integer-digits="1" number:grouping="true"/>
      <number:text>)</number:text>
    </number:number-style>
    <number:number-style style:name="N224P2" style:volatile="true">
      <number:text> -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6P0" style:volatile="true">
      <number:text> $</number:text>
      <number:number number:decimal-places="2" number:min-integer-digits="1" number:grouping="true"/>
      <number:text> </number:text>
    </number:number-style>
    <number:number-style style:name="N226P1" style:volatile="true">
      <number:text> $(</number:text>
      <number:number number:decimal-places="2" number:min-integer-digits="1" number:grouping="true"/>
      <number:text>)</number:text>
    </number:number-style>
    <number:number-style style:name="N226P2" style:volatile="true">
      <number:text> $-</number:text>
      <number:number number: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8P0" style:volatile="true">
      <number:number number:decimal-places="2" number:min-integer-digits="1" number:grouping="true"/>
      <number:text> </number:text>
    </number:number-style>
    <number:number-style style:name="N228P1" style:volatile="true">
      <number:text> (</number:text>
      <number:number number:decimal-places="2" number:min-integer-digits="1" number:grouping="true"/>
      <number:text>)</number:text>
    </number:number-style>
    <number:number-style style:name="N228P2" style:volatile="true">
      <number:text> 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number:text>Yes</number:text>
    </number:number-style>
    <number:number-style style:name="N230P1" style:volatile="true">
      <number:text>Yes</number:text>
    </number:number-style>
    <number:number-style style:name="N230">
      <number:text>No</number:text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True</number:text>
    </number:number-style>
    <number:number-style style:name="N232P1" style:volatile="true">
      <number:text>True</number:text>
    </number:number-style>
    <number:number-style style:name="N232">
      <number:text>False</number:text>
      <style:map style:condition="value()&gt;0" style:apply-style-name="N232P0"/>
      <style:map style:condition="value()&lt;0" style:apply-style-name="N232P1"/>
    </number:number-style>
    <number:number-style style:name="N234P0" style:volatile="true">
      <number:text>On</number:text>
    </number:number-style>
    <number:number-style style:name="N234P1" style:volatile="true">
      <number:text>On</number:text>
    </number:number-style>
    <number:number-style style:name="N234">
      <number:text>Off</number:text>
      <style:map style:condition="value()&gt;0" style:apply-style-name="N234P0"/>
      <style:map style:condition="value()&lt;0" style:apply-style-name="N234P1"/>
    </number:number-style>
    <number:currency-style style:name="N23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3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36P0"/>
    </number:currency-style>
    <number:number-style style:name="N238P0" style:volatile="true">
      <number:number number:decimal-places="0" number:min-integer-digits="1" number:grouping="true"/>
      <number:text> $ </number:text>
    </number:number-style>
    <number:number-style style:name="N238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238P0"/>
    </number:number-style>
    <number:number-style style:name="N239P0" style:volatile="true">
      <number:number number:decimal-places="0" number:min-integer-digits="1" number:grouping="true"/>
      <number:text> $ </number:text>
    </number:number-style>
    <number:number-style style:name="N239">
      <number:number number:decimal-places="0" number:min-integer-digits="1" number:grouping="true"/>
      <number:text> $-</number:text>
      <style:map style:condition="value()&gt;=0" style:apply-style-name="N239P0"/>
    </number:number-style>
    <number:number-style style:name="N240P0" style:volatile="true">
      <number:number number:decimal-places="0" number:min-integer-digits="1" number:grouping="true"/>
      <number:text> $ </number:text>
    </number:number-style>
    <number:number-style style:name="N240">
      <style:text-properties fo:color="#ff0000"/>
      <number:number number:decimal-places="0" number:min-integer-digits="1" number:grouping="true"/>
      <number:text> $-</number:text>
      <style:map style:condition="value()&gt;=0" style:apply-style-name="N240P0"/>
    </number:number-style>
    <number:number-style style:name="N242P0" style:volatile="true">
      <number:number number:decimal-places="2" number:min-integer-digits="1" number:grouping="true"/>
      <number:text> $ </number:text>
    </number:number-style>
    <number:number-style style:name="N242">
      <number:number number:decimal-places="2" number:min-integer-digits="1" number:grouping="true"/>
      <number:text> $-</number:text>
      <style:map style:condition="value()&gt;=0" style:apply-style-name="N242P0"/>
    </number:number-style>
    <number:number-style style:name="N243P0" style:volatile="true">
      <number:number number:decimal-places="2" number:min-integer-digits="1" number:grouping="true"/>
      <number:text> $ </number:text>
    </number:number-style>
    <number:number-style style:name="N243">
      <style:text-properties fo:color="#ff0000"/>
      <number:number number:decimal-places="2" number:min-integer-digits="1" number:grouping="true"/>
      <number:text> $-</number:text>
      <style:map style:condition="value()&gt;=0" style:apply-style-name="N243P0"/>
    </number:number-style>
    <number:number-style style:name="N246P0" style:volatile="true">
      <number:number number:decimal-places="0" number:min-integer-digits="1" number:grouping="true"/>
      <number:text> $ </number:text>
    </number:number-style>
    <number:number-style style:name="N246P1" style:volatile="true">
      <number:number number:decimal-places="0" number:min-integer-digits="1" number:grouping="true"/>
      <number:text> $-</number:text>
    </number:number-style>
    <number:number-style style:name="N246P2" style:volatile="true">
      <number:text> - $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   </number:text>
    </number:number-style>
    <number:number-style style:name="N248P1" style:volatile="true">
      <number:number number:decimal-places="0" number:min-integer-digits="1" number:grouping="true"/>
      <number:text>   -</number:text>
    </number:number-style>
    <number:number-style style:name="N248P2" style:volatile="true">
      <number:text> -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1P0" style:volatile="true">
      <number:number number:decimal-places="2" number:min-integer-digits="1" number:grouping="true"/>
      <number:text> $ </number:text>
    </number:number-style>
    <number:number-style style:name="N251P1" style:volatile="true">
      <number:number number:decimal-places="2" number:min-integer-digits="1" number:grouping="true"/>
      <number:text> $-</number:text>
    </number:number-style>
    <number:number-style style:name="N251P2" style:volatile="true">
      <number:text> -</number:text>
      <number:number number:decimal-places="0" number:min-integer-digits="0"/>
      <number:text> $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number number:decimal-places="2" number:min-integer-digits="1" number:grouping="true"/>
      <number:text>    </number:text>
    </number:number-style>
    <number:number-style style:name="N253P1" style:volatile="true">
      <number:number number:decimal-places="2" number:min-integer-digits="1" number:grouping="true"/>
      <number:text>   -</number:text>
    </number:number-style>
    <number:number-style style:name="N253P2" style:volatile="true">
      <number:text> -</number:text>
      <number:number number:decimal-places="0" number:min-integer-digits="0"/>
      <number:text>   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Vrai</number:text>
    </number:number-style>
    <number:number-style style:name="N255P1" style:volatile="true">
      <number:text>Vrai</number:text>
    </number:number-style>
    <number:number-style style:name="N255">
      <number:text>Faux</number:text>
      <style:map style:condition="value()&gt;0" style:apply-style-name="N255P0"/>
      <style:map style:condition="value()&lt;0" style:apply-style-name="N255P1"/>
    </number:number-style>
    <number:number-style style:name="N257P0" style:volatile="true">
      <number:text>Actif</number:text>
    </number:number-style>
    <number:number-style style:name="N257P1" style:volatile="true">
      <number:text>Actif</number:text>
    </number:number-style>
    <number:number-style style:name="N257">
      <number:text>Inactif</number:text>
      <style:map style:condition="value()&gt;0" style:apply-style-name="N257P0"/>
      <style:map style:condition="value()&lt;0" style:apply-style-name="N257P1"/>
    </number:number-style>
    <number:time-style style:name="N25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60P0" style:volatile="true">
      <number:text>\</number:text>
      <number:number number:decimal-places="0" number:min-integer-digits="1" number:grouping="true"/>
    </number:number-style>
    <number:number-style style:name="N260">
      <number:text>-\</number:text>
      <number:number number:decimal-places="0" number:min-integer-digits="1" number:grouping="true"/>
      <style:map style:condition="value()&gt;=0" style:apply-style-name="N260P0"/>
    </number:number-style>
    <number:number-style style:name="N261P0" style:volatile="true">
      <number:text>\</number:text>
      <number:number number:decimal-places="0" number:min-integer-digits="1" number:grouping="true"/>
    </number:number-style>
    <number:number-style style:name="N261">
      <style:text-properties fo:color="#ff0000"/>
      <number:text>-\</number:text>
      <number:number number:decimal-places="0" number:min-integer-digits="1" number:grouping="true"/>
      <style:map style:condition="value()&gt;=0" style:apply-style-name="N261P0"/>
    </number:number-style>
    <number:number-style style:name="N263P0" style:volatile="true">
      <number:text>\</number:text>
      <number:number number:decimal-places="2" number:min-integer-digits="1" number:grouping="true"/>
    </number:number-style>
    <number:number-style style:name="N263">
      <number:text>-\</number:text>
      <number:number number:decimal-places="2" number:min-integer-digits="1" number:grouping="true"/>
      <style:map style:condition="value()&gt;=0" style:apply-style-name="N263P0"/>
    </number:number-style>
    <number:number-style style:name="N264P0" style:volatile="true">
      <number:text>\</number:text>
      <number:number number:decimal-places="2" number:min-integer-digits="1" number:grouping="true"/>
    </number:number-style>
    <number:number-style style:name="N264">
      <style:text-properties fo:color="#ff0000"/>
      <number:text>-\</number:text>
      <number:number number:decimal-places="2" number:min-integer-digits="1" number:grouping="true"/>
      <style:map style:condition="value()&gt;=0" style:apply-style-name="N264P0"/>
    </number:number-style>
    <number:number-style style:name="N265P0" style:volatile="true">
      <number:number number:decimal-places="0" number:min-integer-digits="1" number:grouping="true"/>
    </number:number-style>
    <number:number-style style:name="N265">
      <number:text>-</number:text>
      <number:number number:decimal-places="0" number:min-integer-digits="1" number:grouping="true"/>
      <style:map style:condition="value()&gt;=0" style:apply-style-name="N265P0"/>
    </number:number-style>
    <number:number-style style:name="N266P0" style:volatile="true">
      <number:number number:decimal-places="0" number:min-integer-digits="1" number:grouping="true"/>
    </number:number-style>
    <number:number-style style:name="N266">
      <style:text-properties fo:color="#ff0000"/>
      <number:text>-</number:text>
      <number:number number:decimal-places="0" number:min-integer-digits="1" number:grouping="true"/>
      <style:map style:condition="value()&gt;=0" style:apply-style-name="N266P0"/>
    </number:number-style>
    <number:number-style style:name="N267P0" style:volatile="true">
      <number:number number:decimal-places="2" number:min-integer-digits="1" number:grouping="true"/>
    </number:number-style>
    <number:number-style style:name="N267">
      <number:text>-</number:text>
      <number:number number:decimal-places="2" number:min-integer-digits="1" number:grouping="true"/>
      <style:map style:condition="value()&gt;=0" style:apply-style-name="N267P0"/>
    </number:number-style>
    <number:number-style style:name="N268P0" style:volatile="true">
      <number:number number:decimal-places="2" number:min-integer-digits="1" number:grouping="true"/>
    </number:number-style>
    <number:number-style style:name="N268">
      <style:text-properties fo:color="#ff0000"/>
      <number:text>-</number:text>
      <number:number number:decimal-places="2" number:min-integer-digits="1" number:grouping="true"/>
      <style:map style:condition="value()&gt;=0" style:apply-style-name="N268P0"/>
    </number:number-style>
    <number:number-style style:name="N272P0" style:volatile="true">
      <number:text> \</number:text>
      <number:number number:decimal-places="0" number:min-integer-digits="1" number:grouping="true"/>
      <number:text> </number:text>
    </number:number-style>
    <number:number-style style:name="N272P1" style:volatile="true">
      <number:text>-\</number:text>
      <number:number number:decimal-places="0" number:min-integer-digits="1" number:grouping="true"/>
      <number:text> </number:text>
    </number:number-style>
    <number:number-style style:name="N272P2" style:volatile="true">
      <number:text> \-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6P0" style:volatile="true">
      <number:text> \</number:text>
      <number:number number:decimal-places="2" number:min-integer-digits="1" number:grouping="true"/>
      <number:text> </number:text>
    </number:number-style>
    <number:number-style style:name="N276P1" style:volatile="true">
      <number:text>-\</number:text>
      <number:number number:decimal-places="2" number:min-integer-digits="1" number:grouping="true"/>
      <number:text> </number:text>
    </number:number-style>
    <number:number-style style:name="N276P2" style:volatile="true">
      <number:text> \-</number:text>
      <number:number number:decimal-places="0" number:min-integer-digits="0"/>
      <number:text>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date-style style:name="N277">
      <number:month number:style="long"/>
      <number:text>월 </number:text>
      <number:day number:style="long"/>
      <number:text>일</number:text>
    </number:date-style>
    <number:number-style style:name="N278">
      <number:number number:decimal-places="0" number:min-integer-digits="1"/>
      <number:text> </number:text>
    </number:number-style>
    <number:number-style style:name="N279P0" style:volatile="true">
      <number:number number:decimal-places="0" number:min-integer-digits="1"/>
      <number:text> </number:text>
    </number:number-style>
    <number:number-style style:name="N279">
      <style:text-properties fo:color="#ff0000"/>
      <number:text>(</number:text>
      <number:number number:decimal-places="0" number:min-integer-digits="1"/>
      <number:text>)</number:text>
      <style:map style:condition="value()&gt;=0" style:apply-style-name="N279P0"/>
    </number:number-style>
    <number:time-style style:name="N280">
      <number:am-pm/>
      <number:text> </number:text>
      <number:hours/>
      <number:text>:</number:text>
      <number:minutes number:style="long"/>
      <number:text>:</number:text>
      <number:seconds number:style="long"/>
    </number:time-style>
    <number:date-style style:name="N281">
      <number:year number:style="long"/>
      <number:text>년 </number:text>
      <number:month/>
      <number:text>월 </number:text>
      <number:day/>
      <number:text>일 </number:text>
      <number:day-of-week number:style="long"/>
    </number:date-style>
    <number:number-style style:name="N282">
      <number:number number:decimal-places="0" number:min-integer-digits="6">
        <number:embedded-text number:position="3">-</number:embedded-text>
      </number:number>
    </number:number-style>
    <number:number-style style:name="N283">
      <number:number number:decimal-places="1" number:min-integer-digits="1"/>
      <number:text> </number:text>
    </number:number-style>
    <number:number-style style:name="N284" number:transliteration-format="일" number:transliteration-language="ko" number:transliteration-country="KR" number:transliteration-style="short">
      <number:number number:min-integer-digits="1"/>
      <number:text/>
    </number:number-style>
    <number:number-style style:name="N285">
      <number:scientific-number number:decimal-places="0" number:min-integer-digits="1" number:min-exponent-digits="2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number:date-style style:name="N15147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15148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5149" number:language="ko" number:country="KR">
      <number:day number:style="long"/>
      <number:text>-</number:text>
      <number:month number:textual="true"/>
    </number:date-style>
    <number:date-style style:name="N15150" number:language="ko" number:country="KR">
      <number:month number:textual="true"/>
      <number:text>-</number:text>
      <number:year/>
    </number:date-style>
    <number:time-style style:name="N15151" number:language="ko" number:country="KR">
      <number:hours/>
      <number:text>:</number:text>
      <number:minutes number:style="long"/>
      <number:text> </number:text>
      <number:am-pm/>
    </number:time-style>
    <number:time-style style:name="N15152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53" number:language="ko" number:country="KR">
      <number:hours/>
      <number:text>:</number:text>
      <number:minutes number:style="long"/>
    </number:time-style>
    <number:time-style style:name="N15154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5155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date-style style:name="N15156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5157" number:language="ko" number:country="KR">
      <number:month number:style="long"/>
      <number:text>-</number:text>
      <number:day number:style="long"/>
    </number:date-style>
    <number:date-style style:name="N15158" number:language="ko" number:country="KR">
      <number:month number:style="long"/>
      <number:text>-</number:text>
      <number:day number:style="long"/>
      <number:text>-</number:text>
      <number:year/>
    </number:date-style>
    <number:date-style style:name="N15159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5160" number:language="ko" number:country="KR">
      <number:hours/>
      <number:text>시 </number:text>
      <number:minutes number:style="long"/>
      <number:text>분</number:text>
    </number:time-style>
    <number:time-style style:name="N15161" number:language="ko" number:country="KR">
      <number:hours/>
      <number:text>시 </number:text>
      <number:minutes number:style="long"/>
      <number:text>분 </number:text>
      <number:seconds number:style="long"/>
      <number:text>초</number:text>
    </number:time-style>
    <number:date-style style:name="N15162" number:language="ko" number:country="KR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>
      <style:table-cell-properties style:rotation-align="none" style:vertical-align="middle"/>
      <style:text-properties style:font-name="돋움" fo:font-size="11pt" style:font-name-asian="돋움" style:font-size-asian="11pt" style:font-name-complex="Arial2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style:use-window-font-color="true" fo:font-size="10pt" style:font-size-asian="10pt" style:font-size-complex="10pt"/>
    </style:style>
    <style:style style:name="Lien_20_hypertexte" style:display-name="Lien hypertexte" style:family="table-cell" style:parent-style-name="Default">
      <style:text-properties fo:color="#0000ff" style:font-name="Arial11" fo:font-size="10pt" style:text-underline-style="solid" style:text-underline-width="auto" style:text-underline-color="font-color" style:font-name-asian="Arial11" style:font-size-asian="10pt" style:font-name-complex="Arial11" style:font-size-complex="10pt"/>
    </style:style>
    <style:style style:name="Normal_5f_" style:display-name="Normal_" style:family="table-cell" style:parent-style-name="Default">
      <style:table-cell-properties style:vertical-align="bottom"/>
    </style:style>
    <style:style style:name="標準_5f_Sheet1" style:display-name="標準_Sheet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" style:display-name="標準_Sheet1 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" style:display-name="標準_Sheet1 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3" style:display-name="標準_Sheet1 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4" style:display-name="標準_Sheet1 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5" style:display-name="標準_Sheet1 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6" style:display-name="標準_Sheet1 6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7" style:display-name="標準_Sheet1 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8" style:display-name="標準_Sheet1 8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9" style:display-name="標準_Sheet1 9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0" style:display-name="標準_Sheet1 10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1" style:display-name="標準_Sheet1 1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2" style:display-name="標準_Sheet1 1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3" style:display-name="標準_Sheet1 1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4" style:display-name="標準_Sheet1 1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5" style:display-name="標準_Sheet1 1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6" style:display-name="標準_Sheet1 16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7" style:display-name="標準_Sheet1 1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8" style:display-name="標準_Sheet1 18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9" style:display-name="標準_Sheet1 19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0" style:display-name="標準_Sheet1 20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1" style:display-name="標準_Sheet1 2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2" style:display-name="標準_Sheet1 2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3" style:display-name="標準_Sheet1 2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4" style:display-name="標準_Sheet1 2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5" style:display-name="標準_Sheet1 2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6" style:display-name="標準_Sheet1 26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7" style:display-name="標準_Sheet1 2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8" style:display-name="標準_Sheet1 28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9" style:display-name="標準_Sheet1 29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30" style:display-name="標準_Sheet1 30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31" style:display-name="標準_Sheet1 3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32" style:display-name="標準_Sheet1 3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33" style:display-name="標準_Sheet1 3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" style:display-name="Default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" style:display-name="Normal_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" style:display-name="Default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" style:display-name="Normal_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3" style:display-name="Default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3" style:display-name="Normal_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4" style:display-name="Default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4" style:display-name="Normal_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5" style:display-name="Default 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5" style:display-name="Normal_ 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6" style:display-name="Default 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6" style:display-name="Normal_ 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7" style:display-name="Default 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7" style:display-name="Normal_ 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8" style:display-name="Default 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8" style:display-name="Normal_ 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9" style:display-name="Default 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9" style:display-name="Normal_ 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0" style:display-name="Default 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0" style:display-name="Normal_ 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1" style:display-name="Default 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1" style:display-name="Normal_ 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2" style:display-name="Default 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2" style:display-name="Normal_ 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3" style:display-name="Default 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3" style:display-name="Normal_ 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4" style:display-name="Default 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4" style:display-name="Normal_ 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5" style:display-name="Default 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5" style:display-name="Normal_ 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6" style:display-name="Default 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6" style:display-name="Normal_ 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7" style:display-name="Default 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7" style:display-name="Normal_ 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8" style:display-name="Default 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8" style:display-name="Normal_ 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9" style:display-name="Default 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9" style:display-name="Normal_ 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0" style:display-name="Default 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0" style:display-name="Normal_ 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1" style:display-name="Default 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1" style:display-name="Normal_ 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2" style:display-name="Default 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2" style:display-name="Normal_ 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3" style:display-name="Default 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3" style:display-name="Normal_ 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4" style:display-name="Default 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4" style:display-name="Normal_ 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5" style:display-name="Default 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5" style:display-name="Normal_ 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6" style:display-name="Default 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6" style:display-name="Normal_ 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7" style:display-name="Default 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7" style:display-name="Normal_ 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8" style:display-name="Default 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8" style:display-name="Normal_ 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9" style:display-name="Default 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9" style:display-name="Normal_ 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30" style:display-name="Default 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30" style:display-name="Normal_ 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31" style:display-name="Default 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31" style:display-name="Normal_ 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Lien_20_hypertexte_20_1" style:display-name="Lien hypertexte 1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2" style:display-name="Lien hypertexte 2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3" style:display-name="Lien hypertexte 3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4" style:display-name="Lien hypertexte 4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5" style:display-name="Lien hypertexte 5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6" style:display-name="Lien hypertexte 6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7" style:display-name="Lien hypertexte 7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Default_20_32" style:display-name="Default 32" style:family="table-cell" style:parent-style-name="Default"/>
    <style:style style:name="Default_20_1_20_1" style:display-name="Default 1 1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2" style:display-name="Normal_ 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" style:display-name="Normal___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3" style:display-name="Default 33" style:family="table-cell" style:parent-style-name="Default"/>
    <style:style style:name="Default_20_1_20_2" style:display-name="Default 1 2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3" style:display-name="Normal_ 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" style:display-name="Normal___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4" style:display-name="Default 34" style:family="table-cell" style:parent-style-name="Default"/>
    <style:style style:name="Default_20_1_20_3" style:display-name="Default 1 3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4" style:display-name="Normal_ 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" style:display-name="Normal___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5" style:display-name="Default 35" style:family="table-cell" style:parent-style-name="Default"/>
    <style:style style:name="Default_20_1_20_4" style:display-name="Default 1 4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5" style:display-name="Normal_ 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" style:display-name="Normal___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6" style:display-name="Default 36" style:family="table-cell" style:parent-style-name="Default"/>
    <style:style style:name="Default_20_1_20_5" style:display-name="Default 1 5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6" style:display-name="Normal_ 3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4" style:display-name="Normal___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7" style:display-name="Default 37" style:family="table-cell" style:parent-style-name="Default"/>
    <style:style style:name="Default_20_1_20_6" style:display-name="Default 1 6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7" style:display-name="Normal_ 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5" style:display-name="Normal___ 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8" style:display-name="Default 38" style:family="table-cell" style:parent-style-name="Default"/>
    <style:style style:name="Default_20_1_20_7" style:display-name="Default 1 7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8" style:display-name="Normal_ 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6" style:display-name="Normal___ 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9" style:display-name="Default 39" style:family="table-cell" style:parent-style-name="Default"/>
    <style:style style:name="Default_20_1_20_8" style:display-name="Default 1 8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9" style:display-name="Normal_ 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7" style:display-name="Normal___ 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0" style:display-name="Default 40" style:family="table-cell" style:parent-style-name="Default"/>
    <style:style style:name="Default_20_1_20_9" style:display-name="Default 1 9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0" style:display-name="Normal_ 4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8" style:display-name="Normal___ 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1" style:display-name="Default 41" style:family="table-cell" style:parent-style-name="Default"/>
    <style:style style:name="Default_20_1_20_10" style:display-name="Default 1 10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1" style:display-name="Normal_ 4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9" style:display-name="Normal___ 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2" style:display-name="Default 42" style:family="table-cell" style:parent-style-name="Default"/>
    <style:style style:name="Default_20_1_20_11" style:display-name="Default 1 11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2" style:display-name="Normal_ 4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0" style:display-name="Normal___ 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3" style:display-name="Default 43" style:family="table-cell" style:parent-style-name="Default"/>
    <style:style style:name="Default_20_1_20_12" style:display-name="Default 1 12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3" style:display-name="Normal_ 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1" style:display-name="Normal___ 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4" style:display-name="Default 44" style:family="table-cell" style:parent-style-name="Default"/>
    <style:style style:name="Default_20_1_20_13" style:display-name="Default 1 13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4" style:display-name="Normal_ 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2" style:display-name="Normal___ 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5" style:display-name="Default 45" style:family="table-cell" style:parent-style-name="Default"/>
    <style:style style:name="Default_20_1_20_14" style:display-name="Default 1 14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5" style:display-name="Normal_ 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3" style:display-name="Normal___ 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6" style:display-name="Default 46" style:family="table-cell" style:parent-style-name="Default"/>
    <style:style style:name="Default_20_1_20_15" style:display-name="Default 1 15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6" style:display-name="Normal_ 4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4" style:display-name="Normal___ 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7" style:display-name="Default 47" style:family="table-cell" style:parent-style-name="Default"/>
    <style:style style:name="Default_20_1_20_16" style:display-name="Default 1 16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7" style:display-name="Normal_ 4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5" style:display-name="Normal___ 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8" style:display-name="Default 48" style:family="table-cell" style:parent-style-name="Default"/>
    <style:style style:name="Default_20_1_20_17" style:display-name="Default 1 17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8" style:display-name="Normal_ 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6" style:display-name="Normal___ 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9" style:display-name="Default 49" style:family="table-cell" style:parent-style-name="Default"/>
    <style:style style:name="Default_20_1_20_18" style:display-name="Default 1 18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9" style:display-name="Normal_ 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7" style:display-name="Normal___ 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0" style:display-name="Default 50" style:family="table-cell" style:parent-style-name="Default"/>
    <style:style style:name="Default_20_1_20_19" style:display-name="Default 1 19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0" style:display-name="Normal_ 5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8" style:display-name="Normal___ 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1" style:display-name="Default 51" style:family="table-cell" style:parent-style-name="Default"/>
    <style:style style:name="Default_20_1_20_20" style:display-name="Default 1 20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1" style:display-name="Normal_ 5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9" style:display-name="Normal___ 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2" style:display-name="Default 52" style:family="table-cell" style:parent-style-name="Default"/>
    <style:style style:name="Default_20_1_20_21" style:display-name="Default 1 21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2" style:display-name="Normal_ 5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0" style:display-name="Normal___ 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3" style:display-name="Default 53" style:family="table-cell" style:parent-style-name="Default"/>
    <style:style style:name="Default_20_1_20_22" style:display-name="Default 1 22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3" style:display-name="Normal_ 5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1" style:display-name="Normal___ 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4" style:display-name="Default 54" style:family="table-cell" style:parent-style-name="Default"/>
    <style:style style:name="Default_20_1_20_23" style:display-name="Default 1 23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4" style:display-name="Normal_ 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" style:display-name="Normal__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2" style:display-name="Normal___ 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5" style:display-name="Default 55" style:family="table-cell" style:parent-style-name="Default"/>
    <style:style style:name="Default_20_1_20_24" style:display-name="Default 1 24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5" style:display-name="Normal_ 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" style:display-name="Normal__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3" style:display-name="Normal___ 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6" style:display-name="Default 56" style:family="table-cell" style:parent-style-name="Default"/>
    <style:style style:name="Default_20_1_20_25" style:display-name="Default 1 25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6" style:display-name="Normal_ 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2" style:display-name="Normal__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4" style:display-name="Normal___ 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7" style:display-name="Default 57" style:family="table-cell" style:parent-style-name="Default"/>
    <style:style style:name="Default_20_1_20_26" style:display-name="Default 1 26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7" style:display-name="Normal_ 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3" style:display-name="Normal__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5" style:display-name="Normal___ 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8" style:display-name="Default 58" style:family="table-cell" style:parent-style-name="Default"/>
    <style:style style:name="Default_20_1_20_27" style:display-name="Default 1 27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8" style:display-name="Normal_ 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4" style:display-name="Normal__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6" style:display-name="Normal___ 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9" style:display-name="Default 59" style:family="table-cell" style:parent-style-name="Default"/>
    <style:style style:name="Default_20_1_20_28" style:display-name="Default 1 28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9" style:display-name="Normal_ 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5" style:display-name="Normal__ 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7" style:display-name="Normal___ 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0" style:display-name="Default 60" style:family="table-cell" style:parent-style-name="Default"/>
    <style:style style:name="Default_20_1_20_29" style:display-name="Default 1 29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0" style:display-name="Normal_ 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6" style:display-name="Normal__ 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8" style:display-name="Normal___ 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1" style:display-name="Default 61" style:family="table-cell" style:parent-style-name="Default"/>
    <style:style style:name="Default_20_1_20_30" style:display-name="Default 1 30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1" style:display-name="Normal_ 6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7" style:display-name="Normal__ 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9" style:display-name="Normal___ 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2" style:display-name="Default 62" style:family="table-cell" style:parent-style-name="Default"/>
    <style:style style:name="Default_20_1_20_31" style:display-name="Default 1 31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2" style:display-name="Normal_ 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8" style:display-name="Normal__ 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0" style:display-name="Normal___ 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3" style:display-name="Default 63" style:family="table-cell" style:parent-style-name="Default"/>
    <style:style style:name="Default_20_1_20_32" style:display-name="Default 1 32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3" style:display-name="Normal_ 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9" style:display-name="Normal__ 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1" style:display-name="Normal___ 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4" style:display-name="Default 64" style:family="table-cell" style:parent-style-name="Default"/>
    <style:style style:name="Default_20_1_20_33" style:display-name="Default 1 33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4" style:display-name="Normal_ 6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0" style:display-name="Normal__ 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2" style:display-name="Normal___ 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5" style:display-name="Default 65" style:family="table-cell" style:parent-style-name="Default"/>
    <style:style style:name="Default_20_1_20_34" style:display-name="Default 1 34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5" style:display-name="Normal_ 6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1" style:display-name="Normal__ 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3" style:display-name="Normal___ 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6" style:display-name="Default 66" style:family="table-cell" style:parent-style-name="Default"/>
    <style:style style:name="Default_20_1_20_35" style:display-name="Default 1 35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6" style:display-name="Normal_ 6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2" style:display-name="Normal__ 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4" style:display-name="Normal___ 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7" style:display-name="Default 67" style:family="table-cell" style:parent-style-name="Default"/>
    <style:style style:name="Default_20_1_20_36" style:display-name="Default 1 36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7" style:display-name="Normal_ 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3" style:display-name="Normal__ 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5" style:display-name="Normal___ 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8" style:display-name="Default 68" style:family="table-cell" style:parent-style-name="Default"/>
    <style:style style:name="Default_20_1_20_37" style:display-name="Default 1 37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8" style:display-name="Normal_ 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4" style:display-name="Normal__ 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6" style:display-name="Normal___ 3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9" style:display-name="Default 69" style:family="table-cell" style:parent-style-name="Default"/>
    <style:style style:name="Default_20_1_20_38" style:display-name="Default 1 38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9" style:display-name="Normal_ 6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5" style:display-name="Normal__ 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7" style:display-name="Normal___ 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70" style:display-name="Default 70" style:family="table-cell" style:parent-style-name="Default"/>
    <style:style style:name="Default_20_1_20_39" style:display-name="Default 1 39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70" style:display-name="Normal_ 7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6" style:display-name="Normal__ 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8" style:display-name="Normal___ 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71" style:display-name="Default 71" style:family="table-cell" style:parent-style-name="Default"/>
    <style:style style:name="Default_20_1_20_40" style:display-name="Default 1 40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71" style:display-name="Normal_ 7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7" style:display-name="Normal__ 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9" style:display-name="Normal___ 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標準_5f_Sheet1_20_34" style:display-name="標準_Sheet1 3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41" style:display-name="Default 1 4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1_20_1" style:display-name="Default 1 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0_20_1" style:display-name="Default 1 1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1_20_1" style:display-name="Default 1 1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2_20_1" style:display-name="Default 1 1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3_20_1" style:display-name="Default 1 1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4_20_1" style:display-name="Default 1 1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5_20_1" style:display-name="Default 1 1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6_20_1" style:display-name="Default 1 1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7_20_1" style:display-name="Default 1 1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8_20_1" style:display-name="Default 1 1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9_20_1" style:display-name="Default 1 1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_20_1" style:display-name="Default 1 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0_20_1" style:display-name="Default 1 2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1_20_1" style:display-name="Default 1 2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2_20_1" style:display-name="Default 1 2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3_20_1" style:display-name="Default 1 2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4_20_1" style:display-name="Default 1 2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5_20_1" style:display-name="Default 1 2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6_20_1" style:display-name="Default 1 2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7_20_1" style:display-name="Default 1 2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8_20_1" style:display-name="Default 1 2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9_20_1" style:display-name="Default 1 2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_20_1" style:display-name="Default 1 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0_20_1" style:display-name="Default 1 3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1_20_1" style:display-name="Default 1 3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2_20_1" style:display-name="Default 1 3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3_20_1" style:display-name="Default 1 3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4_20_1" style:display-name="Default 1 3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5_20_1" style:display-name="Default 1 3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6_20_1" style:display-name="Default 1 3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7_20_1" style:display-name="Default 1 3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8_20_1" style:display-name="Default 1 3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9_20_1" style:display-name="Default 1 3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_20_1" style:display-name="Default 1 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0_20_1" style:display-name="Default 1 4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5_20_1" style:display-name="Default 1 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6_20_1" style:display-name="Default 1 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7_20_1" style:display-name="Default 1 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8_20_1" style:display-name="Default 1 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9_20_1" style:display-name="Default 1 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0_20_1" style:display-name="Default 1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1_20_1" style:display-name="Default 1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2_20_1" style:display-name="Default 1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3_20_1" style:display-name="Default 1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4_20_1" style:display-name="Default 1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5_20_1" style:display-name="Default 1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6_20_1" style:display-name="Default 1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7_20_1" style:display-name="Default 1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8_20_1" style:display-name="Default 1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9_20_1" style:display-name="Default 1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_20_1" style:display-name="Default 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0_20_1" style:display-name="Default 2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1_20_1" style:display-name="Default 2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2_20_1" style:display-name="Default 2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3_20_1" style:display-name="Default 2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4_20_1" style:display-name="Default 2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5_20_1" style:display-name="Default 2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6_20_1" style:display-name="Default 2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7_20_1" style:display-name="Default 2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8_20_1" style:display-name="Default 2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9_20_1" style:display-name="Default 2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_20_1" style:display-name="Default 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0_20_1" style:display-name="Default 3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1_20_1" style:display-name="Default 3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2_20_1" style:display-name="Default 3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3_20_1" style:display-name="Default 3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4_20_1" style:display-name="Default 3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5_20_1" style:display-name="Default 3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6_20_1" style:display-name="Default 3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7_20_1" style:display-name="Default 3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8_20_1" style:display-name="Default 3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9_20_1" style:display-name="Default 3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_20_1" style:display-name="Default 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40_20_1" style:display-name="Default 4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1_20_1" style:display-name="Default 4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2_20_1" style:display-name="Default 4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3_20_1" style:display-name="Default 4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4_20_1" style:display-name="Default 4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5_20_1" style:display-name="Default 4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6_20_1" style:display-name="Default 4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7_20_1" style:display-name="Default 4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8_20_1" style:display-name="Default 4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9_20_1" style:display-name="Default 4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_20_1" style:display-name="Default 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50_20_1" style:display-name="Default 5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1_20_1" style:display-name="Default 5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2_20_1" style:display-name="Default 5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3_20_1" style:display-name="Default 5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4_20_1" style:display-name="Default 5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5_20_1" style:display-name="Default 5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6_20_1" style:display-name="Default 5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7_20_1" style:display-name="Default 5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8_20_1" style:display-name="Default 5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9_20_1" style:display-name="Default 5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_20_1" style:display-name="Default 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60_20_1" style:display-name="Default 6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1_20_1" style:display-name="Default 6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2_20_1" style:display-name="Default 6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3_20_1" style:display-name="Default 6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4_20_1" style:display-name="Default 6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5_20_1" style:display-name="Default 6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6_20_1" style:display-name="Default 6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7_20_1" style:display-name="Default 6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8_20_1" style:display-name="Default 6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9_20_1" style:display-name="Default 6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_20_1" style:display-name="Default 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70_20_1" style:display-name="Default 7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1_20_1" style:display-name="Default 7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8_20_1" style:display-name="Default 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9_20_1" style:display-name="Default 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en_20_hypertexte_20_8" style:display-name="Lien hypertexte 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en_20_hypertexte_20_1_20_1" style:display-name="Lien hypertexte 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2_20_1" style:display-name="Lien hypertexte 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3_20_1" style:display-name="Lien hypertexte 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4_20_1" style:display-name="Lien hypertexte 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5_20_1" style:display-name="Lien hypertexte 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6_20_1" style:display-name="Lien hypertexte 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7_20_1" style:display-name="Lien hypertexte 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rmal_20_1" style:display-name="Normal 1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Normal_5f__20_72" style:display-name="Normal_ 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Normal_5f__20_70_20_1" style:display-name="Normal_ 7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標準_5f_Sheet1_20_35" style:display-name="標準_Sheet1 3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42" style:display-name="Default 1 4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1_20_2" style:display-name="Default 1 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0_20_2" style:display-name="Default 1 1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1_20_2" style:display-name="Default 1 1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2_20_2" style:display-name="Default 1 1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3_20_2" style:display-name="Default 1 1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4_20_2" style:display-name="Default 1 1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5_20_2" style:display-name="Default 1 1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6_20_2" style:display-name="Default 1 1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7_20_2" style:display-name="Default 1 1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8_20_2" style:display-name="Default 1 1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9_20_2" style:display-name="Default 1 1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_20_2" style:display-name="Default 1 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0_20_2" style:display-name="Default 1 2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1_20_2" style:display-name="Default 1 2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2_20_2" style:display-name="Default 1 2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3_20_2" style:display-name="Default 1 2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4_20_2" style:display-name="Default 1 2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5_20_2" style:display-name="Default 1 2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6_20_2" style:display-name="Default 1 2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7_20_2" style:display-name="Default 1 2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8_20_2" style:display-name="Default 1 2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9_20_2" style:display-name="Default 1 2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_20_2" style:display-name="Default 1 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0_20_2" style:display-name="Default 1 3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1_20_2" style:display-name="Default 1 3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2_20_2" style:display-name="Default 1 3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3_20_2" style:display-name="Default 1 3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4_20_2" style:display-name="Default 1 3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5_20_2" style:display-name="Default 1 3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6_20_2" style:display-name="Default 1 3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7_20_2" style:display-name="Default 1 3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8_20_2" style:display-name="Default 1 3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9_20_2" style:display-name="Default 1 3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_20_2" style:display-name="Default 1 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0_20_2" style:display-name="Default 1 4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5_20_2" style:display-name="Default 1 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6_20_2" style:display-name="Default 1 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7_20_2" style:display-name="Default 1 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8_20_2" style:display-name="Default 1 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9_20_2" style:display-name="Default 1 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0_20_2" style:display-name="Default 1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1_20_2" style:display-name="Default 1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2_20_2" style:display-name="Default 1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3_20_2" style:display-name="Default 1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4_20_2" style:display-name="Default 1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5_20_2" style:display-name="Default 1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6_20_2" style:display-name="Default 1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7_20_2" style:display-name="Default 1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8_20_2" style:display-name="Default 1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9_20_2" style:display-name="Default 1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_20_2" style:display-name="Default 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0_20_2" style:display-name="Default 2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1_20_2" style:display-name="Default 2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2_20_2" style:display-name="Default 2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3_20_2" style:display-name="Default 2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4_20_2" style:display-name="Default 2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5_20_2" style:display-name="Default 2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6_20_2" style:display-name="Default 2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7_20_2" style:display-name="Default 2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8_20_2" style:display-name="Default 2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9_20_2" style:display-name="Default 2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_20_2" style:display-name="Default 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0_20_2" style:display-name="Default 3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1_20_2" style:display-name="Default 3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2_20_2" style:display-name="Default 3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3_20_2" style:display-name="Default 3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4_20_2" style:display-name="Default 3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5_20_2" style:display-name="Default 3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6_20_2" style:display-name="Default 3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7_20_2" style:display-name="Default 3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8_20_2" style:display-name="Default 3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9_20_2" style:display-name="Default 3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_20_2" style:display-name="Default 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40_20_2" style:display-name="Default 4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1_20_2" style:display-name="Default 4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2_20_2" style:display-name="Default 4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3_20_2" style:display-name="Default 4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4_20_2" style:display-name="Default 4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5_20_2" style:display-name="Default 4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6_20_2" style:display-name="Default 4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7_20_2" style:display-name="Default 4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8_20_2" style:display-name="Default 4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9_20_2" style:display-name="Default 4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_20_2" style:display-name="Default 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50_20_2" style:display-name="Default 5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1_20_2" style:display-name="Default 5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2_20_2" style:display-name="Default 5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3_20_2" style:display-name="Default 5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4_20_2" style:display-name="Default 5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5_20_2" style:display-name="Default 5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6_20_2" style:display-name="Default 5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7_20_2" style:display-name="Default 5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8_20_2" style:display-name="Default 5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9_20_2" style:display-name="Default 5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_20_2" style:display-name="Default 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60_20_2" style:display-name="Default 6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1_20_2" style:display-name="Default 6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2_20_2" style:display-name="Default 6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3_20_2" style:display-name="Default 6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4_20_2" style:display-name="Default 6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5_20_2" style:display-name="Default 6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6_20_2" style:display-name="Default 6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7_20_2" style:display-name="Default 6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8_20_2" style:display-name="Default 6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9_20_2" style:display-name="Default 6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_20_2" style:display-name="Default 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70_20_2" style:display-name="Default 7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1_20_2" style:display-name="Default 7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8_20_2" style:display-name="Default 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9_20_2" style:display-name="Default 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en_20_hypertexte_20_9" style:display-name="Lien hypertexte 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en_20_hypertexte_20_1_20_2" style:display-name="Lien hypertexte 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2_20_2" style:display-name="Lien hypertexte 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3_20_2" style:display-name="Lien hypertexte 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4_20_2" style:display-name="Lien hypertexte 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5_20_2" style:display-name="Lien hypertexte 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6_20_2" style:display-name="Lien hypertexte 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7_20_2" style:display-name="Lien hypertexte 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rmal_20_2" style:display-name="Normal 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Normal_5f__20_73" style:display-name="Normal_ 7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Normal_5f__20_70_20_2" style:display-name="Normal_ 7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標準_5f_Sheet1_20_36" style:display-name="標準_Sheet1 36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43" style:display-name="Default 1 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1_20_3" style:display-name="Default 1 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0_20_3" style:display-name="Default 1 1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1_20_3" style:display-name="Default 1 1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2_20_3" style:display-name="Default 1 1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3_20_3" style:display-name="Default 1 1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4_20_3" style:display-name="Default 1 1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5_20_3" style:display-name="Default 1 1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6_20_3" style:display-name="Default 1 1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7_20_3" style:display-name="Default 1 1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8_20_3" style:display-name="Default 1 1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9_20_3" style:display-name="Default 1 1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_20_3" style:display-name="Default 1 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0_20_3" style:display-name="Default 1 2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1_20_3" style:display-name="Default 1 2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2_20_3" style:display-name="Default 1 2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3_20_3" style:display-name="Default 1 2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4_20_3" style:display-name="Default 1 2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5_20_3" style:display-name="Default 1 2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6_20_3" style:display-name="Default 1 2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7_20_3" style:display-name="Default 1 2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8_20_3" style:display-name="Default 1 2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9_20_3" style:display-name="Default 1 2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_20_3" style:display-name="Default 1 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0_20_3" style:display-name="Default 1 3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1_20_3" style:display-name="Default 1 3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2_20_3" style:display-name="Default 1 3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3_20_3" style:display-name="Default 1 3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4_20_3" style:display-name="Default 1 3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5_20_3" style:display-name="Default 1 3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6_20_3" style:display-name="Default 1 3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7_20_3" style:display-name="Default 1 3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8_20_3" style:display-name="Default 1 3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9_20_3" style:display-name="Default 1 3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_20_3" style:display-name="Default 1 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0_20_3" style:display-name="Default 1 4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5_20_3" style:display-name="Default 1 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6_20_3" style:display-name="Default 1 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7_20_3" style:display-name="Default 1 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8_20_3" style:display-name="Default 1 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9_20_3" style:display-name="Default 1 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0_20_3" style:display-name="Default 1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1_20_3" style:display-name="Default 1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2_20_3" style:display-name="Default 1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3_20_3" style:display-name="Default 1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4_20_3" style:display-name="Default 1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5_20_3" style:display-name="Default 1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6_20_3" style:display-name="Default 1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7_20_3" style:display-name="Default 1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8_20_3" style:display-name="Default 1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9_20_3" style:display-name="Default 1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_20_3" style:display-name="Default 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0_20_3" style:display-name="Default 2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1_20_3" style:display-name="Default 2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2_20_3" style:display-name="Default 2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3_20_3" style:display-name="Default 2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4_20_3" style:display-name="Default 2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5_20_3" style:display-name="Default 2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6_20_3" style:display-name="Default 2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7_20_3" style:display-name="Default 2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8_20_3" style:display-name="Default 2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9_20_3" style:display-name="Default 2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_20_3" style:display-name="Default 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0_20_3" style:display-name="Default 3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1_20_3" style:display-name="Default 3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2_20_3" style:display-name="Default 3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3_20_3" style:display-name="Default 3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4_20_3" style:display-name="Default 3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5_20_3" style:display-name="Default 3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6_20_3" style:display-name="Default 3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7_20_3" style:display-name="Default 3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8_20_3" style:display-name="Default 3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9_20_3" style:display-name="Default 3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_20_3" style:display-name="Default 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40_20_3" style:display-name="Default 4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1_20_3" style:display-name="Default 4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2_20_3" style:display-name="Default 4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3_20_3" style:display-name="Default 4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4_20_3" style:display-name="Default 4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5_20_3" style:display-name="Default 4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6_20_3" style:display-name="Default 4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7_20_3" style:display-name="Default 4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8_20_3" style:display-name="Default 4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9_20_3" style:display-name="Default 4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_20_3" style:display-name="Default 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50_20_3" style:display-name="Default 5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1_20_3" style:display-name="Default 5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2_20_3" style:display-name="Default 5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3_20_3" style:display-name="Default 5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4_20_3" style:display-name="Default 5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5_20_3" style:display-name="Default 5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6_20_3" style:display-name="Default 5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7_20_3" style:display-name="Default 5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8_20_3" style:display-name="Default 5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9_20_3" style:display-name="Default 5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_20_3" style:display-name="Default 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60_20_3" style:display-name="Default 6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1_20_3" style:display-name="Default 6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2_20_3" style:display-name="Default 6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3_20_3" style:display-name="Default 6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4_20_3" style:display-name="Default 6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5_20_3" style:display-name="Default 6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6_20_3" style:display-name="Default 6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7_20_3" style:display-name="Default 6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8_20_3" style:display-name="Default 6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9_20_3" style:display-name="Default 6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_20_3" style:display-name="Default 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70_20_3" style:display-name="Default 7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1_20_3" style:display-name="Default 7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8_20_3" style:display-name="Default 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9_20_3" style:display-name="Default 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en_20_hypertexte_20_10" style:display-name="Lien hypertexte 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en_20_hypertexte_20_1_20_3" style:display-name="Lien hypertexte 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2_20_3" style:display-name="Lien hypertexte 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3_20_3" style:display-name="Lien hypertexte 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4_20_3" style:display-name="Lien hypertexte 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5_20_3" style:display-name="Lien hypertexte 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6_20_3" style:display-name="Lien hypertexte 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7_20_3" style:display-name="Lien hypertexte 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rmal_20_3" style:display-name="Normal 3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Normal_5f__20_74" style:display-name="Normal_ 7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Normal_5f__20_70_20_3" style:display-name="Normal_ 7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標準_5f_Sheet1_20_37" style:display-name="標準_Sheet1 3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44" style:display-name="Default 1 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1_20_4" style:display-name="Default 1 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0_20_4" style:display-name="Default 1 1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1_20_4" style:display-name="Default 1 1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2_20_4" style:display-name="Default 1 1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3_20_4" style:display-name="Default 1 1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4_20_4" style:display-name="Default 1 1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5_20_4" style:display-name="Default 1 1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6_20_4" style:display-name="Default 1 1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7_20_4" style:display-name="Default 1 1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8_20_4" style:display-name="Default 1 1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9_20_4" style:display-name="Default 1 1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_20_4" style:display-name="Default 1 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0_20_4" style:display-name="Default 1 2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1_20_4" style:display-name="Default 1 2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2_20_4" style:display-name="Default 1 2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3_20_4" style:display-name="Default 1 2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4_20_4" style:display-name="Default 1 2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5_20_4" style:display-name="Default 1 2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6_20_4" style:display-name="Default 1 2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7_20_4" style:display-name="Default 1 2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8_20_4" style:display-name="Default 1 2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9_20_4" style:display-name="Default 1 2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_20_4" style:display-name="Default 1 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0_20_4" style:display-name="Default 1 3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1_20_4" style:display-name="Default 1 3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2_20_4" style:display-name="Default 1 3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3_20_4" style:display-name="Default 1 3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4_20_4" style:display-name="Default 1 3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5_20_4" style:display-name="Default 1 3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6_20_4" style:display-name="Default 1 3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7_20_4" style:display-name="Default 1 3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8_20_4" style:display-name="Default 1 3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9_20_4" style:display-name="Default 1 3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_20_4" style:display-name="Default 1 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0_20_4" style:display-name="Default 1 4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5_20_4" style:display-name="Default 1 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6_20_4" style:display-name="Default 1 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7_20_4" style:display-name="Default 1 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8_20_4" style:display-name="Default 1 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9_20_4" style:display-name="Default 1 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0_20_4" style:display-name="Default 1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1_20_4" style:display-name="Default 1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2_20_4" style:display-name="Default 1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3_20_4" style:display-name="Default 1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4_20_4" style:display-name="Default 1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5_20_4" style:display-name="Default 1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6_20_4" style:display-name="Default 1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7_20_4" style:display-name="Default 1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8_20_4" style:display-name="Default 1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9_20_4" style:display-name="Default 1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_20_4" style:display-name="Default 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0_20_4" style:display-name="Default 2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1_20_4" style:display-name="Default 2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2_20_4" style:display-name="Default 2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3_20_4" style:display-name="Default 2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4_20_4" style:display-name="Default 2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5_20_4" style:display-name="Default 2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6_20_4" style:display-name="Default 2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7_20_4" style:display-name="Default 2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8_20_4" style:display-name="Default 2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9_20_4" style:display-name="Default 2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_20_4" style:display-name="Default 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0_20_4" style:display-name="Default 3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1_20_4" style:display-name="Default 3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2_20_4" style:display-name="Default 3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3_20_4" style:display-name="Default 3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4_20_4" style:display-name="Default 3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5_20_4" style:display-name="Default 3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6_20_4" style:display-name="Default 3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7_20_4" style:display-name="Default 3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8_20_4" style:display-name="Default 3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9_20_4" style:display-name="Default 3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_20_4" style:display-name="Default 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40_20_4" style:display-name="Default 4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1_20_4" style:display-name="Default 4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2_20_4" style:display-name="Default 4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3_20_4" style:display-name="Default 4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4_20_4" style:display-name="Default 4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5_20_4" style:display-name="Default 4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6_20_4" style:display-name="Default 4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7_20_4" style:display-name="Default 4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8_20_4" style:display-name="Default 4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9_20_4" style:display-name="Default 4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_20_4" style:display-name="Default 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50_20_4" style:display-name="Default 5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1_20_4" style:display-name="Default 5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2_20_4" style:display-name="Default 5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3_20_4" style:display-name="Default 5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4_20_4" style:display-name="Default 5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5_20_4" style:display-name="Default 5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6_20_4" style:display-name="Default 5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7_20_4" style:display-name="Default 5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8_20_4" style:display-name="Default 5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9_20_4" style:display-name="Default 5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_20_4" style:display-name="Default 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60_20_4" style:display-name="Default 6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1_20_4" style:display-name="Default 6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2_20_4" style:display-name="Default 6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3_20_4" style:display-name="Default 6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4_20_4" style:display-name="Default 6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5_20_4" style:display-name="Default 6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6_20_4" style:display-name="Default 6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7_20_4" style:display-name="Default 6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8_20_4" style:display-name="Default 6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9_20_4" style:display-name="Default 6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_20_4" style:display-name="Default 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70_20_4" style:display-name="Default 7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1_20_4" style:display-name="Default 7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8_20_4" style:display-name="Default 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9_20_4" style:display-name="Default 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en_20_hypertexte_20_11" style:display-name="Lien hypertexte 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en_20_hypertexte_20_1_20_4" style:display-name="Lien hypertexte 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2_20_4" style:display-name="Lien hypertexte 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3_20_4" style:display-name="Lien hypertexte 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4_20_4" style:display-name="Lien hypertexte 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5_20_4" style:display-name="Lien hypertexte 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6_20_4" style:display-name="Lien hypertexte 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7_20_4" style:display-name="Lien hypertexte 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rmal_20_4" style:display-name="Normal 4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Normal_5f__20_75" style:display-name="Normal_ 7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Normal_5f__20_70_20_4" style:display-name="Normal_ 7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035cm" fo:margin-bottom="0.035cm" fo:margin-left="0.028cm" fo:margin-right="0.028cm" style:first-page-number="continue"/>
      <style:header-style>
        <style:header-footer-properties fo:min-height="0.75cm" fo:margin-bottom="0.018cm"/>
      </style:header-style>
      <style:footer-style>
        <style:header-footer-properties fo:min-height="0.75cm" fo:margin-top="0.018cm"/>
      </style:footer-style>
    </style:page-layout>
    <style:page-layout style:name="Mpm4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/>
      <style:header-style>
        <style:header-footer-properties fo:margin-left="0cm" fo:margin-right="0cm" fo:margin-bottom="0.25cm"/>
      </style:header-style>
      <style:footer-style>
        <style:header-footer-properties fo:margin-left="0cm" fo:margin-right="0cm" fo:margin-top="0.25cm"/>
      </style:footer-style>
    </style:page-layout>
    <style:page-layout style:name="Mpm9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9">2009-06-09</text:date>, <text:time>18:2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gp" style:display-name="PageStyle_ig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it" style:display-name="PageStyle_in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game" style:display-name="PageStyle_ing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u" style:display-name="PageStyle_men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700" style:display-name="PageStyle_s70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" style:display-name="PageStyle_s700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2" style:display-name="PageStyle_s700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3" style:display-name="PageStyle_s700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4" style:display-name="PageStyle_s700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5" style:display-name="PageStyle_s700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6" style:display-name="PageStyle_s700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7" style:display-name="PageStyle_s700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8" style:display-name="PageStyle_s700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9" style:display-name="PageStyle_s700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0" style:display-name="PageStyle_s700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1" style:display-name="PageStyle_s700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2" style:display-name="PageStyle_s700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3" style:display-name="PageStyle_s700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4" style:display-name="PageStyle_s700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5" style:display-name="PageStyle_s700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6" style:display-name="PageStyle_s700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7" style:display-name="PageStyle_s700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8" style:display-name="PageStyle_s700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9" style:display-name="PageStyle_s700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20" style:display-name="PageStyle_s700 2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1" style:display-name="PageStyle_s700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2" style:display-name="PageStyle_s700 2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3" style:display-name="PageStyle_s700 2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4" style:display-name="PageStyle_s700 2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5" style:display-name="PageStyle_s700 2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6" style:display-name="PageStyle_s700 2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7" style:display-name="PageStyle_s700 2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8" style:display-name="PageStyle_s700 2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9" style:display-name="PageStyle_s700 2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0" style:display-name="PageStyle_s700 3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1" style:display-name="PageStyle_s700 3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2" style:display-name="PageStyle_s700 3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3" style:display-name="PageStyle_s700 3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4" style:display-name="PageStyle_s700 3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5" style:display-name="PageStyle_s700 3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6" style:display-name="PageStyle_s700 3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7" style:display-name="PageStyle_s700 3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8" style:display-name="PageStyle_s700 3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9" style:display-name="PageStyle_s700 3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0" style:display-name="PageStyle_s700 4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1" style:display-name="PageStyle_s700 4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2" style:display-name="PageStyle_s700 4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3" style:display-name="PageStyle_s700 4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4" style:display-name="PageStyle_s700 4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5" style:display-name="PageStyle_s700 4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6" style:display-name="PageStyle_s700 4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" style:display-name="PageStyle_Menu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1" style:display-name="PageStyle_Menu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2" style:display-name="PageStyle_Menu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" style:display-name="PageStyle_Menu 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" style:display-name="PageStyle_Menu 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5" style:display-name="PageStyle_Menu 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6" style:display-name="PageStyle_Menu 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" style:display-name="PageStyle_Texts String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" style:display-name="PageStyle_Texts Strings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" style:display-name="PageStyle_Texts Strings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3" style:display-name="PageStyle_Texts Strings 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4" style:display-name="PageStyle_Texts Strings 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5" style:display-name="PageStyle_Texts Strings 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6" style:display-name="PageStyle_Texts Strings 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7" style:display-name="PageStyle_Texts Strings 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8" style:display-name="PageStyle_Texts Strings 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9" style:display-name="PageStyle_Texts Strings 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0" style:display-name="PageStyle_Texts Strings 1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1" style:display-name="PageStyle_Texts Strings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2" style:display-name="PageStyle_Texts Strings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3" style:display-name="PageStyle_Texts Strings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4" style:display-name="PageStyle_Texts Strings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5" style:display-name="PageStyle_Texts Strings 1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6" style:display-name="PageStyle_Texts Strings 1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7" style:display-name="PageStyle_Texts Strings 1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8" style:display-name="PageStyle_Texts Strings 1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9" style:display-name="PageStyle_Texts Strings 1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0" style:display-name="PageStyle_Texts Strings 2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1" style:display-name="PageStyle_Texts Strings 2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2" style:display-name="PageStyle_Texts Strings 2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3" style:display-name="PageStyle_Texts Strings 2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4" style:display-name="PageStyle_Texts Strings 2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5" style:display-name="PageStyle_Texts Strings 2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6" style:display-name="PageStyle_Texts Strings 2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7" style:display-name="PageStyle_Texts Strings 2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8" style:display-name="PageStyle_Texts Strings 2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9" style:display-name="PageStyle_Texts Strings 2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30" style:display-name="PageStyle_Texts Strings 3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31" style:display-name="PageStyle_Texts Strings 3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32" style:display-name="PageStyle_Texts Strings 3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33" style:display-name="PageStyle_Texts Strings 3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nit_20_1" style:display-name="PageStyle_ini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it_20_2" style:display-name="PageStyle_init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it_20_3" style:display-name="PageStyle_init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it_20_4" style:display-name="PageStyle_init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it_20_5" style:display-name="PageStyle_init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" style:display-name="PageStyle_menu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" style:display-name="PageStyle_menu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3" style:display-name="PageStyle_menu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4" style:display-name="PageStyle_menu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5" style:display-name="PageStyle_menu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6" style:display-name="PageStyle_menu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7" style:display-name="PageStyle_menu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8" style:display-name="PageStyle_menu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9" style:display-name="PageStyle_menu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0" style:display-name="PageStyle_menu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1" style:display-name="PageStyle_menu 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2" style:display-name="PageStyle_menu 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3" style:display-name="PageStyle_menu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4" style:display-name="PageStyle_menu 1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5" style:display-name="PageStyle_menu 1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6" style:display-name="PageStyle_menu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7" style:display-name="PageStyle_menu 1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8" style:display-name="PageStyle_menu 1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9" style:display-name="PageStyle_menu 1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0" style:display-name="PageStyle_menu 2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1" style:display-name="PageStyle_menu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2" style:display-name="PageStyle_menu 2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3" style:display-name="PageStyle_menu 2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4" style:display-name="PageStyle_menu 2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game_20_1" style:display-name="PageStyle_ingame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game_20_2" style:display-name="PageStyle_ingame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5" style:display-name="PageStyle_menu 2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26" style:display-name="PageStyle_menu 2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27" style:display-name="PageStyle_menu 2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28" style:display-name="PageStyle_menu 2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29" style:display-name="PageStyle_menu 2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0" style:display-name="PageStyle_menu 3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1" style:display-name="PageStyle_menu 3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global" style:display-name="PageStyle_global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" style:display-name="PageStyle_global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2" style:display-name="PageStyle_global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3" style:display-name="PageStyle_global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4" style:display-name="PageStyle_global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5" style:display-name="PageStyle_global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6" style:display-name="PageStyle_global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7" style:display-name="PageStyle_global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8" style:display-name="PageStyle_global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9" style:display-name="PageStyle_global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0" style:display-name="PageStyle_global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1" style:display-name="PageStyle_global 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2" style:display-name="PageStyle_global 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3" style:display-name="PageStyle_global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4" style:display-name="PageStyle_global 1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5" style:display-name="PageStyle_global 1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6" style:display-name="PageStyle_global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7" style:display-name="PageStyle_global 1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8" style:display-name="PageStyle_global 1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9" style:display-name="PageStyle_global 1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20" style:display-name="PageStyle_global 2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21" style:display-name="PageStyle_global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32" style:display-name="PageStyle_menu 3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3" style:display-name="PageStyle_menu 3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4" style:display-name="PageStyle_menu 3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5" style:display-name="PageStyle_menu 3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6" style:display-name="PageStyle_menu 3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7" style:display-name="PageStyle_menu 3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8" style:display-name="PageStyle_menu 3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9" style:display-name="PageStyle_menu 3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0" style:display-name="PageStyle_menu 4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1" style:display-name="PageStyle_menu 4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2" style:display-name="PageStyle_menu 4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3" style:display-name="PageStyle_menu 4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4" style:display-name="PageStyle_menu 4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5" style:display-name="PageStyle_menu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6" style:display-name="PageStyle_menu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7" style:display-name="PageStyle_menu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8" style:display-name="PageStyle_menu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9" style:display-name="PageStyle_menu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COMMON" style:display-name="PageStyle_COMMON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CLRmenu" style:display-name="PageStyle_CLRmenu" style:page-layout-name="Mpm7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LRmenu_20_1" style:display-name="PageStyle_CLRmenu 1" style:page-layout-name="Mpm7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LRmenu_20_2" style:display-name="PageStyle_CLRmenu 2" style:page-layout-name="Mpm7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LRmenu_20_3" style:display-name="PageStyle_CLRmenu 3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아이템드랍규칙_5f_장비능력치부여" style:display-name="PageStyle_아이템드랍규칙_장비능력치부여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아이템드랍규칙_5f_장비능력치부여_20_1" style:display-name="PageStyle_아이템드랍규칙_장비능력치부여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6-12-14T14:26:19</meta:creation-date>
    <dc:date>2009-06-09T18:28:44.93</dc:date>
    <meta:editing-cycles>680</meta:editing-cycles>
    <meta:editing-duration>PT317H37M32S</meta:editing-duration>
    <meta:document-statistic meta:table-count="1" meta:cell-count="152" meta:object-count="0"/>
    <meta:user-defined meta:name="Info 2"/>
    <meta:user-defined meta:name="Info 3"/>
    <meta:user-defined meta:name="Info 4"/>
    <meta:user-defined meta:name="Version">11.6568</meta:user-defined>
  </office:meta>
</office:document-meta>
</file>